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2cm" svg:height="0.47cm" svg:x="0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lust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1avn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ike.pdb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1jqd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ar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p1.pd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qft.pdb</text:p>
          </table:table-cell>
          <table:table-cell/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1qfv.pdb</text:p>
          </table:table-cell>
          <table:table-cell/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1u18.pdb</text:p>
          </table:table-cell>
          <table:table-cell office:value-type="float" office:value="4" calcext:value-type="float">
            <text:p>4</text:p>
          </table:table-cell>
          <table:table-cell office:value-type="float" office:value="1.96" calcext:value-type="float">
            <text:p>1.96</text:p>
          </table:table-cell>
          <table:table-cell/>
        </table:table-row>
        <table:table-row table:style-name="ro1">
          <table:table-cell office:value-type="string" calcext:value-type="string">
            <text:p>2qeb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5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u1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g7x.pdb</text:p>
          </table:table-cell>
          <table:table-cell/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3rxh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mf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rus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yn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u4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qfa.pdb</text:p>
          </table:table-cell>
          <table:table-cell office:value-type="float" office:value="1" calcext:value-type="float">
            <text:p>1</text:p>
          </table:table-cell>
          <table:table-cell office:value-type="float" office:value="2.49" calcext:value-type="float">
            <text:p>2.49</text:p>
          </table:table-cell>
          <table:table-cell/>
        </table:table-row>
        <table:table-row table:style-name="ro1">
          <table:table-cell table:style-name="ce1" office:value-type="string" calcext:value-type="string">
            <text:p>7a5v.pdb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.7" calcext:value-type="float">
            <text:p>1.7</text:p>
          </table:table-cell>
          <table:table-cell/>
        </table:table-row>
        <table:table-row table:style-name="ro1">
          <table:table-cell office:value-type="string" calcext:value-type="string">
            <text:p>7dfl.pdb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7qn7.pd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qn8.pdb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7qn9.pdb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7qnc.pdb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7qnd.pdb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7yfc.pd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hn8.pd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jt5.pdb</text:p>
          </table:table-cell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8jxt.pdb</text:p>
          </table:table-cell>
          <table:table-cell office:value-type="float" office:value="2" calcext:value-type="float">
            <text:p>2</text:p>
          </table:table-cell>
          <table:table-cell office:value-type="float" office:value="3.07" calcext:value-type="float">
            <text:p>3.07</text:p>
          </table:table-cell>
          <table:table-cell/>
        </table:table-row>
        <table:table-row table:style-name="ro1">
          <table:table-cell office:value-type="string" calcext:value-type="string">
            <text:p>8pok.pdb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string" calcext:value-type="string">
            <text:p>8pvb.pdb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8tgk.p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ucn.pdb</text:p>
          </table:table-cell>
          <table:table-cell office:value-type="float" office:value="3" calcext:value-type="float">
            <text:p>3</text:p>
          </table:table-cell>
          <table:table-cell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string" calcext:value-type="string">
            <text:p>8yn2.pdb</text:p>
          </table:table-cell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8yn3.pdb</text:p>
          </table:table-cell>
          <table:table-cell office:value-type="float" office:value="2" calcext:value-type="float">
            <text:p>2</text:p>
          </table:table-cell>
          <table:table-cell office:value-type="float" office:value="2.56" calcext:value-type="float">
            <text:p>2.56</text:p>
          </table:table-cell>
          <table:table-cell/>
        </table:table-row>
        <table:table-row table:style-name="ro1">
          <table:table-cell office:value-type="string" calcext:value-type="string">
            <text:p>8yn4.pdb</text:p>
          </table:table-cell>
          <table:table-cell office:value-type="float" office:value="2" calcext:value-type="float">
            <text:p>2</text:p>
          </table:table-cell>
          <table:table-cell office:value-type="float" office:value="2.97" calcext:value-type="float">
            <text:p>2.97</text:p>
          </table:table-cell>
          <table:table-cell/>
        </table:table-row>
        <table:table-row table:style-name="ro1">
          <table:table-cell office:value-type="string" calcext:value-type="string">
            <text:p>8yn5.pdb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table:style-name="ce1" office:value-type="string" calcext:value-type="string">
            <text:p>8yn9.pdb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8yuu.pdb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81d41a"/>
              <calcext:color-scale-entry calcext:value="50" calcext:type="percentile" calcext:color="#d4ea6b"/>
              <calcext:color-scale-entry calcext:value="0" calcext:type="maximum" calcext:color="#f6f9d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5:06:45.501752625</meta:creation-date>
    <dc:date>2025-03-10T21:43:05.244988797</dc:date>
    <meta:editing-duration>PT1H32M47S</meta:editing-duration>
    <meta:editing-cycles>2</meta:editing-cycles>
    <meta:generator>LibreOffice/7.3.7.2$Linux_X86_64 LibreOffice_project/30$Build-2</meta:generator>
    <meta:document-statistic meta:table-count="1" meta:cell-count="93" meta:object-count="1"/>
  </office:meta>
</office:document-meta>
</file>

<file path=Object 1/content.xml><?xml version="1.0" encoding="utf-8"?>
<math xmlns="http://www.w3.org/1998/Math/MathML" display="block"/>
</file>